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D0000049D9CFB1A2C48B4A324.jpg" manifest:media-type="image/jpeg"/>
  <manifest:file-entry manifest:full-path="Pictures/10000001000000E0000000762DCB60DBB418AC17.png" manifest:media-type="image/png"/>
  <manifest:file-entry manifest:full-path="Pictures/100000010000008E0000008D98B8E53BDCCCBDD4.png" manifest:media-type="image/png"/>
  <manifest:file-entry manifest:full-path="Pictures/100000010000019E00000169A94C3CCC50617B7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TUM Neue Helvetica 55 Regular" svg:font-family="'TUM Neue Helvetica 55 Regular'"/>
    <style:font-face style:name="TUM Neue Helvetica 55 Regular1" svg:font-family="'TUM Neue Helvetica 55 Regular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8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2cm" fo:margin-bottom="0.2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b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bf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Titel_20_und_20_Inhalt" presentation:presentation-page-layout-name="AL1T11" presentation:use-footer-name="ftr1">
        <office:forms form:automatic-focus="false" form:apply-design-mode="false"/>
        <draw:frame draw:style-name="gr1" draw:text-style-name="P2" draw:layer="layout" svg:width="20.574cm" svg:height="1.195cm" svg:x="5.842cm" svg:y="0.762cm">
          <draw:text-box>
            <text:p text:style-name="P1"><text:span text:style-name="T1">Notes</text:span><text:span text:style-name="T2"> </text:span></text:p>
          </draw:text-box>
        </draw:frame>
        <draw:frame draw:style-name="gr2" draw:text-style-name="P4" draw:layer="layout" svg:width="32.258cm" svg:height="13.208cm" svg:x="1.016cm" svg:y="3.048cm">
          <draw:text-box>
            <text:list text:style-name="L1">
              <text:list-item>
                <text:p text:style-name="P3"><text:span text:style-name="T3">Select 3 events and try to get 0 loss <text:s/>(maybe with lr = 5e-3) → </text:span><text:span text:style-name="T4">started, get almost 0 loss (we get not 0 loss, maybe hint that using only 8 features is not correct model)</text:span></text:p>
              </text:list-item>
              <text:list-item>
                <text:p text:style-name="P3"><text:span text:style-name="T3">Use 12 features (8 + 4 delta features) → try to increase number of nodes. Does this improve loss?</text:span></text:p>
              </text:list-item>
              <text:list-item>
                <text:p text:style-name="P3"><text:span text:style-name="T3">Create validation data → </text:span><text:span text:style-name="T5">done</text:span></text:p>
              </text:list-item>
              <text:list-item>
                <text:p text:style-name="P3"><text:span text:style-name="T3">Test which of the </text:span><text:span text:style-name="T6">Δ</text:span><text:span text:style-name="T7">features is the relevant one</text:span></text:p>
              </text:list-item>
              <text:list-item>
                <text:p text:style-name="P3"><text:span text:style-name="T7">Add also mean features: E1+E1, theta1+theta2,ph1+phi2,time1+time2</text:span></text:p>
                <text:p text:style-name="P3"><text:span text:style-name="T7">→ </text:span><text:span text:style-name="T7">does adding up angles make really sense? I doubt...</text:span></text:p>
              </text:list-item>
              <text:list-item>
                <text:p text:style-name="P3"><text:span text:style-name="T7">Cleanup of code →</text:span><text:span text:style-name="T8"> </text:span><text:span text:style-name="T9">almost done</text:span></text:p>
              </text:list-item>
              <text:list-item>
                <text:p text:style-name="P3"><text:span text:style-name="T7">Plot Energy reconstruction with “Edge method”, classic califa clustering, agglomerative clustering, → </text:span><text:span text:style-name="T9">done</text:span>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TUM Neue Helvetica 55 Regular" svg:font-family="'TUM Neue Helvetica 55 Regular'"/>
    <style:font-face style:name="TUM Neue Helvetica 55 Regular1" svg:font-family="'TUM Neue Helvetica 55 Regular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ffff" draw:shadow-offset-x="0.203cm" draw:shadow-offset-y="0.203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297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198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none" draw:fill-color="#d2e6f1"/>
      <style:paragraph-properties fo:margin-top="0cm" fo:margin-bottom="12.903cm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false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false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background" style:display-name="Leer_-background" style:family="presentation">
      <style:graphic-properties draw:stroke="none" draw:fill="solid" draw:fill-color="#ffffff"/>
      <style:text-properties style:letter-kerning="true"/>
    </style:style>
    <style:style style:name="Leer_5f_-backgroundobjects" style:display-name="Le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_5f_-notes" style:display-name="Le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eer_5f_-outline1" style:display-name="Leer_-outline1" style:family="presentation">
      <style:graphic-properties draw:stroke="none" draw:fill="none" draw:auto-grow-height="false" draw:fit-to-size="false" style:shrink-to-fit="true">
        <text:list-style style:name="Leer_5f_-outline1" style:display-name="Le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outline2" style:display-name="Leer_-outline2" style:family="presentation" style:parent-style-name="Leer_5f_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_5f_-outline3" style:display-name="Leer_-outline3" style:family="presentation" style:parent-style-name="Leer_5f_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4" style:display-name="Leer_-outline4" style:family="presentation" style:parent-style-name="Leer_5f_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5" style:display-name="Leer_-outline5" style:family="presentation" style:parent-style-name="Leer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6" style:display-name="Leer_-outline6" style:family="presentation" style:parent-style-name="Leer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7" style:display-name="Leer_-outline7" style:family="presentation" style:parent-style-name="Leer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8" style:display-name="Leer_-outline8" style:family="presentation" style:parent-style-name="Leer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9" style:display-name="Leer_-outline9" style:family="presentation" style:parent-style-name="Leer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subtitle" style:display-name="Leer_-subtitle" style:family="presentation">
      <style:graphic-properties draw:stroke="none" draw:fill="none" draw:textarea-vertical-align="middle">
        <text:list-style style:name="Leer_5f_-subtitle" style:display-name="Le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_5f_-title" style:display-name="Leer_-title" style:family="presentation">
      <style:graphic-properties draw:stroke="none" draw:fill="none" draw:textarea-vertical-align="middle">
        <text:list-style style:name="Leer_5f_-title" style:display-name="Le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d2e6f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56cm, 0cm, 1.542cm, 1.057cm)" draw:image-opacity="100%" style:mirror="non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backgroundobjects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 draw:shadow-opacity="0%"/>
    </style:style>
    <style:style style:name="Mpr5" style:family="presentation" style:parent-style-name="Titel_20_und_20_Inhalt-backgroundobjects">
      <style:graphic-properties svg:stroke-width="0.081cm" svg:stroke-color="#729fcf" draw:marker-start-width="0.321cm" draw:marker-end-width="0.321cm" svg:stroke-opacity="20%" draw:opacity="28%" draw:textarea-vertical-align="middle" draw:auto-grow-height="false" fo:min-height="14.906cm" fo:min-width="33.778cm" fo:padding-top="0.04cm" fo:padding-bottom="0.04cm" fo:padding-left="0.04cm" fo:padding-right="0.04cm" draw:shadow-opacity="0%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stroke-dash="Ultrafine_20_Dashed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Zwei_20_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Titel_20_und_20_Inha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Zwei_20_Inhalt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Leer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Le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Le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opacity="28%"/>
      <style:paragraph-properties fo:text-align="center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Leer" style:page-layout-name="PM1" draw:style-name="Mdp1">
      <draw:frame draw:name="Datumsplatzhalter 1" presentation:style-name="Mpr1" draw:text-style-name="MP6" draw:layer="backgroundobjects" svg:width="7.618cm" svg:height="1.013cm" svg:x="2.326cm" svg:y="17.655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8cm" svg:height="1.013cm" svg:x="23.91cm" svg:y="17.655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-title" draw:layer="backgroundobjects" svg:width="30.471cm" svg:height="3.18cm" svg:x="1.691cm" svg:y="0.759cm" presentation:class="title" presentation:placeholder="true">
        <draw:text-box/>
      </draw:frame>
      <draw:frame presentation:style-name="Leer-outline1" draw:layer="backgroundobjects" svg:width="30.471cm" svg:height="11.048cm" svg:x="1.691cm" svg:y="4.456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line presentation:style-name="Mpr4" draw:text-style-name="MP8" draw:layer="backgroundobjects" svg:x1="0cm" svg:y1="17.386cm" svg:x2="33.858cm" svg:y2="17.386cm">
        <text:p/>
      </draw:line>
      <draw:line presentation:style-name="Mpr4" draw:text-style-name="MP8" draw:layer="backgroundobjects" svg:x1="0cm" svg:y1="2.386cm" svg:x2="33.858cm" svg:y2="2.386cm">
        <text:p/>
      </draw:line>
      <draw:custom-shape presentation:style-name="Mpr5" draw:text-style-name="MP9" draw:layer="backgroundobjects" svg:width="33.858cm" svg:height="14.986cm" svg:x="0cm" svg:y="2.386cm">
        <text:p/>
        <draw:enhanced-geometry svg:viewBox="0 0 21600 21600" draw:type="rectangle" draw:enhanced-path="M 0 0 L 21600 0 21600 21600 0 21600 0 0 Z N"/>
      </draw:custom-shape>
      <draw:frame draw:name="Grafik 6" draw:style-name="Mgr3" draw:text-style-name="MP10" draw:layer="backgroundobjects" svg:width="1.921cm" svg:height="1.675cm" svg:x="0cm" svg:y="17.372cm">
        <draw:image xlink:href="Pictures/100000010000019E00000169A94C3CCC50617B78.png" xlink:type="simple" xlink:show="embed" xlink:actuate="onLoad" draw:mime-type="image/png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Pictures/10000001000000E0000000762DCB60DBB418AC17.png" xlink:type="simple" xlink:show="embed" xlink:actuate="onLoad" draw:mime-type="image/png">
          <text:p/>
        </draw:image>
      </draw:frame>
      <draw:frame draw:name="Inhaltsplatzhalter 2" presentation:style-name="Mpr6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4.654cm" svg:height="1.013cm" svg:x="2.286cm" svg:y="17.655cm" presentation:class="date-time" presentation:user-transformed="true">
        <draw:text-box>
          <text:p text:style-name="MP5"><text:span text:style-name="MT4">Tobias Jenegger</text:span></text:p>
        </draw:text-box>
      </draw:frame>
      <draw:frame draw:name="Foliennummernplatzhalter 5" presentation:style-name="Mpr8" draw:text-style-name="MP14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draw:frame presentation:style-name="Titel_20_und_20_Inhalt-title" draw:layer="backgroundobjects" svg:width="30.47cm" svg:height="3.18cm" svg:x="1.524cm" svg:y="3.048cm" presentation:class="title" presentation:placeholder="true">
        <draw:text-box/>
      </draw:frame>
      <draw:frame draw:style-name="Mgr4" draw:text-style-name="MP8" draw:layer="backgroundobjects" svg:width="2.145cm" svg:height="1.777cm" svg:x="0.254cm" svg:y="0.254cm">
        <draw:image xlink:href="Pictures/100000000000049D0000049D9CFB1A2C48B4A324.jpg" xlink:type="simple" xlink:show="embed" xlink:actuate="onLoad" draw:mime-type="image/jpeg">
          <text:p/>
        </draw:image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10" draw:layer="backgroundobjects" svg:width="4.775cm" svg:height="4.162cm" svg:x="0.001cm" svg:y="14.884cm">
        <draw:image>
          <text:p/>
        </draw:image>
      </draw:frame>
      <draw:frame draw:name="Grafik 7" draw:style-name="Mgr3" draw:text-style-name="MP10" draw:layer="backgroundobjects" svg:width="1.895cm" svg:height="0.998cm" svg:x="31.124cm" svg:y="0.613cm">
        <draw:image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1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terformat durch Klicken bearbeiten</text:span></text:p>
        </draw:text-box>
      </draw:frame>
      <draw:frame draw:name="Inhaltsplatzhalter 2" presentation:style-name="Mpr1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oliennummernplatzhalter 6" presentation:style-name="Mpr1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10" draw:layer="backgroundobjects" svg:width="4.775cm" svg:height="4.162cm" svg:x="0.001cm" svg:y="14.884cm">
        <draw:image>
          <text:p/>
        </draw:image>
      </draw:frame>
      <draw:frame draw:name="Grafik 7" draw:style-name="Mgr3" draw:text-style-name="MP10" draw:layer="backgroundobjects" svg:width="1.895cm" svg:height="0.998cm" svg:x="31.124cm" svg:y="0.613cm">
        <draw:image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16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terformat durch Klicken bearbeiten</text:span></text:p>
        </draw:text-box>
      </draw:frame>
      <draw:frame draw:name="Inhaltsplatzhalter 2" presentation:style-name="Mpr17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8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ußzeilenplatzhalter 4" presentation:style-name="Mpr18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hase-0 Experiments using the R3B CALIFA Demonstrator </text:span></text:p>
        </draw:text-box>
      </draw:frame>
      <draw:frame draw:name="Foliennummernplatzhalter 5" presentation:style-name="Mpr18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10" draw:layer="backgroundobjects" svg:width="4.775cm" svg:height="4.162cm" svg:x="0.001cm" svg:y="14.884cm">
        <draw:image>
          <text:p/>
        </draw:image>
      </draw:frame>
      <draw:frame draw:name="Grafik 7" draw:style-name="Mgr3" draw:text-style-name="MP10" draw:layer="backgroundobjects" svg:width="1.895cm" svg:height="0.998cm" svg:x="31.124cm" svg:y="0.613cm">
        <draw:image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2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terformat durch Klicken bearbeiten</text:span></text:p>
        </draw:text-box>
      </draw:frame>
      <draw:frame draw:name="Inhaltsplatzhalter 2" presentation:style-name="Mpr2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ußzeilenplatzhalter 5" presentation:style-name="Mpr23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hase-0 Experiments using the R3B CALIFA Demonstrator </text:span></text:p>
        </draw:text-box>
      </draw:frame>
      <draw:frame draw:name="Foliennummernplatzhalter 6" presentation:style-name="Mpr2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eer_5f_" style:display-name="Leer_" style:page-layout-name="PM1" draw:style-name="Mdp1">
      <draw:frame draw:name="Datumsplatzhalter 1" presentation:style-name="Mpr26" draw:text-style-name="MP6" draw:layer="backgroundobjects" svg:width="7.617cm" svg:height="1.013cm" svg:x="2.327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26" draw:text-style-name="MP6" draw:layer="backgroundobjects" svg:width="7.617cm" svg:height="1.013cm" svg:x="23.911cm" svg:y="17.657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_5f_-title" draw:layer="backgroundobjects" svg:width="30.471cm" svg:height="3.18cm" svg:x="1.692cm" svg:y="0.76cm" presentation:class="title" presentation:placeholder="true">
        <draw:text-box/>
      </draw:frame>
      <draw:frame presentation:style-name="Leer_5f_-outline1" draw:layer="backgroundobjects" svg:width="30.471cm" svg:height="11.048cm" svg:x="1.692cm" svg:y="4.457cm" presentation:class="outline" presentation:placeholder="true">
        <draw:text-box/>
      </draw:frame>
      <draw:frame draw:style-name="Mgr5" draw:text-style-name="MP8" draw:layer="backgroundobjects" svg:width="2.399cm" svg:height="2.4cm" svg:x="11.534cm" svg:y="16.396cm">
        <draw:image xlink:href="Pictures/100000000000049D0000049D9CFB1A2C48B4A324.jpg" xlink:type="simple" xlink:show="embed" xlink:actuate="onLoad" draw:mime-type="image/jpeg">
          <text:p/>
        </draw:image>
      </draw:frame>
      <presentation:notes style:page-layout-name="PM2">
        <draw:page-thumbnail presentation:style-name="Leer_5f_-title" draw:layer="backgroundobjects" svg:width="19.798cm" svg:height="11.136cm" svg:x="0.6cm" svg:y="2.257cm" presentation:class="page"/>
        <draw:frame presentation:style-name="Leer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  <draw:frame draw:style-name="Mgr5" draw:text-style-name="MP8" draw:layer="backgroundobjects" svg:width="2.4cm" svg:height="2.4cm" svg:x="11.538cm" svg:y="16.396cm">
          <draw:image>
            <text:p/>
          </draw:image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r3b_template</dc:title>
    <meta:editing-cycles>19</meta:editing-cycles>
    <meta:creation-date>2025-01-06T16:15:35.951327404</meta:creation-date>
    <meta:editing-duration>PT9H10M22S</meta:editing-duration>
    <meta:generator>LibreOffice/7.3.7.2$Linux_X86_64 LibreOffice_project/30$Build-2</meta:generator>
    <dc:date>2025-01-27T11:38:48.694659868</dc:date>
    <meta:document-statistic meta:object-count="95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  <meta:template xlink:type="simple" xlink:actuate="onRequest" xlink:title="r3b_template" xlink:href="../odsl_summary_oct_2024.odp" meta:date="2025-01-06T16:15:35.160576902"/>
  </office:meta>
</office:document-meta>
</file>